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solid" draw:fill-color="#e6e6e6" draw:textarea-horizontal-align="justify" draw:textarea-vertical-align="middle" draw:auto-grow-height="false"/>
    </style:style>
    <style:style style:name="gr2" style:family="graphic" style:parent-style-name="standard">
      <style:graphic-properties draw:fill="solid" draw:fill-color="#33cc66" draw:textarea-horizontal-align="justify" draw:textarea-vertical-align="middle" draw:auto-grow-height="false"/>
    </style:style>
    <style:style style:name="gr3" style:family="graphic" style:parent-style-name="standard">
      <style:graphic-properties draw:fill="solid" draw:fill-color="#cfe7f5" draw:textarea-horizontal-align="justify" draw:textarea-vertical-align="middle" draw:auto-grow-height="false"/>
    </style:style>
    <style:style style:name="gr4" style:family="graphic" style:parent-style-name="standard">
      <style:graphic-properties draw:stroke="none" svg:stroke-color="#000000" draw:fill="none" draw:fill-color="#ffffff" fo:min-height="0.653cm"/>
    </style:style>
    <style:style style:name="gr5" style:family="graphic" style:parent-style-name="standard">
      <style:graphic-properties draw:stroke="none" svg:stroke-color="#000000" draw:fill="none" draw:fill-color="#ffffff" fo:min-height="0.762cm"/>
    </style:style>
    <style:style style:name="gr6" style:family="graphic" style:parent-style-name="standard">
      <style:graphic-properties draw:fill="solid" draw:fill-color="#cfe7f5" draw:textarea-horizontal-align="justify" draw:textarea-vertical-align="middle" draw:auto-grow-height="false" fo:min-height="0cm" fo:min-width="0cm" fo:wrap-option="no-wrap"/>
    </style:style>
    <style:style style:name="gr7" style:family="graphic" style:parent-style-name="standard">
      <style:graphic-properties draw:fill="solid" draw:fill-color="#aecf00" draw:textarea-horizontal-align="justify" draw:textarea-vertical-align="middle" draw:auto-grow-height="false"/>
    </style:style>
    <style:style style:name="gr8" style:family="graphic" style:parent-style-name="standard">
      <style:graphic-properties draw:fill="solid" draw:fill-color="#33a3a3" draw:textarea-horizontal-align="justify" draw:textarea-vertical-align="middle" draw:auto-grow-height="false"/>
    </style:style>
    <style:style style:name="gr9" style:family="graphic" style:parent-style-name="standard">
      <style:graphic-properties draw:fill="solid" draw:fill-color="#aecf00" draw:textarea-horizontal-align="justify" draw:textarea-vertical-align="middle" draw:auto-grow-height="false"/>
    </style:style>
    <style:style style:name="gr10" style:family="graphic" style:parent-style-name="standard">
      <style:graphic-properties draw:fill="solid" draw:fill-color="#579d1c" draw:textarea-horizontal-align="justify" draw:textarea-vertical-align="middle" draw:auto-grow-height="false"/>
    </style:style>
    <style:style style:name="gr11" style:family="graphic" style:parent-style-name="objectwithoutfill">
      <style:graphic-properties draw:fill="none" draw:textarea-vertical-align="middle"/>
    </style:style>
    <style:style style:name="gr12" style:family="graphic" style:parent-style-name="standard">
      <style:graphic-properties draw:fill="solid" draw:fill-color="#33a3a3" draw:textarea-horizontal-align="justify" draw:textarea-vertical-align="middle" draw:auto-grow-height="false" fo:min-height="0cm" fo:min-width="0cm" fo:wrap-option="no-wrap"/>
    </style:style>
    <style:style style:name="gr13" style:family="graphic" style:parent-style-name="standard">
      <style:graphic-properties draw:fill="solid" draw:fill-color="#ffcc99" draw:textarea-horizontal-align="justify" draw:textarea-vertical-align="middle" draw:auto-grow-height="false" fo:min-height="0cm" fo:min-width="0cm" fo:wrap-option="no-wrap"/>
    </style:style>
    <style:style style:name="gr14" style:family="graphic" style:parent-style-name="standard">
      <style:graphic-properties draw:fill="solid" draw:fill-color="#ff9966" draw:textarea-horizontal-align="justify" draw:textarea-vertical-align="middle" draw:auto-grow-height="false" fo:min-height="0cm" fo:min-width="0cm" fo:wrap-option="no-wrap"/>
    </style:style>
    <style:style style:name="gr15" style:family="graphic" style:parent-style-name="standard">
      <style:graphic-properties draw:fill="solid" draw:fill-color="#b3b3b3" draw:textarea-vertical-align="middle" draw:auto-grow-height="false" fo:min-height="0.749cm" fo:min-width="0.499cm"/>
    </style:style>
    <style:style style:name="P1" style:family="paragraph">
      <style:paragraph-properties fo:text-align="center"/>
    </style:style>
    <style:style style:name="P2" style:family="paragraph">
      <style:paragraph-properties fo:text-align="center"/>
      <style:text-properties fo:font-family="'DejaVu Sans Mono'" style:font-family-generic="modern" style:font-pitch="fixed" fo:font-size="16pt" style:font-size-asian="16pt" style:font-size-complex="16pt"/>
    </style:style>
    <style:style style:name="P3" style:family="paragraph">
      <style:text-properties fo:font-family="'DejaVu Sans Mono'" style:font-family-generic="modern" style:font-pitch="fixed" fo:font-size="16pt" fo:font-style="italic" style:font-size-asian="16pt" style:font-style-asian="italic" style:font-size-complex="16pt" style:font-style-complex="italic"/>
    </style:style>
    <style:style style:name="P4" style:family="paragraph">
      <style:paragraph-properties fo:text-align="center"/>
      <style:text-properties fo:font-size="18pt"/>
    </style:style>
    <style:style style:name="P5" style:family="paragraph">
      <style:paragraph-properties fo:text-align="start"/>
    </style:style>
    <style:style style:name="P6" style:family="paragraph">
      <style:paragraph-properties fo:text-align="start"/>
      <style:text-properties fo:font-size="12pt" style:font-size-asian="12pt" style:font-size-complex="12pt"/>
    </style:style>
    <style:style style:name="P7" style:family="paragraph">
      <style:paragraph-properties fo:text-align="center"/>
      <style:text-properties fo:font-size="12pt" style:font-size-asian="12pt" style:font-size-complex="12pt"/>
    </style:style>
    <style:style style:name="P8" style:family="paragraph">
      <style:paragraph-properties fo:text-align="center"/>
      <style:text-properties fo:font-family="'OFL Sorts Mill Goudy TT'" style:font-pitch="variable" fo:font-size="28pt" style:font-size-asian="28pt" style:font-size-complex="28pt"/>
    </style:style>
    <style:style style:name="T1" style:family="text">
      <style:text-properties fo:font-family="'DejaVu Sans Mono'" style:font-family-generic="modern" style:font-pitch="fixed" fo:font-size="16pt" style:font-size-asian="16pt" style:font-size-complex="16pt"/>
    </style:style>
    <style:style style:name="T2" style:family="text">
      <style:text-properties fo:font-family="'DejaVu Sans Mono'" style:font-family-generic="modern" style:font-pitch="fixed" fo:font-size="16pt" fo:font-style="italic" style:font-size-asian="16pt" style:font-style-asian="italic" style:font-size-complex="16pt" style:font-style-complex="italic"/>
    </style:style>
    <style:style style:name="T3" style:family="text">
      <style:text-properties fo:font-size="18pt"/>
    </style:style>
    <style:style style:name="T4" style:family="text">
      <style:text-properties fo:font-size="12pt" style:text-underline-style="solid" style:text-underline-width="auto" style:text-underline-color="font-color" style:font-size-asian="12pt" style:font-size-complex="12pt"/>
    </style:style>
    <style:style style:name="T5" style:family="text">
      <style:text-properties fo:font-size="12pt" style:font-size-asian="12pt" style:font-size-complex="12pt"/>
    </style:style>
    <style:style style:name="T6" style:family="text">
      <style:text-properties fo:font-family="Comfortaa" style:font-pitch="variable"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2.098cm" svg:height="8.001cm" svg:x="10.525cm" svg:y="7.731cm">
          <text:p/>
          <draw:enhanced-geometry svg:viewBox="0 0 21600 21600" draw:glue-points="10800 0 0 10800 10800 21600 21600 10800" draw:type="flowchart-process" draw:enhanced-path="M 0 0 L 21600 0 21600 21600 0 21600 0 0 Z N"/>
        </draw:custom-shape>
        <draw:custom-shape draw:style-name="gr2" draw:text-style-name="P2" draw:layer="layout" svg:width="4.699cm" svg:height="2.159cm" svg:x="11.495cm" svg:y="9.001cm">
          <text:p text:style-name="P1"><text:span text:style-name="T1">Observable</text:span></text:p>
          <text:p text:style-name="P1"><text:span text:style-name="T1">Endpoint</text:span></text:p>
          <draw:enhanced-geometry svg:viewBox="0 0 21600 21600" draw:mirror-horizontal="false" draw:mirror-vertical="false" draw:glue-points="10800 0 0 10800 10800 21600 21600 10800" draw:text-areas="4350 0 17250 21600" draw:type="flowchart-preparation" draw:enhanced-path="M 4350 0 L 17250 0 21600 10800 17250 21600 4350 21600 0 10800 4350 0 Z N"/>
        </draw:custom-shape>
        <draw:custom-shape draw:style-name="gr2" draw:text-style-name="P2" draw:layer="layout" svg:width="4.491cm" svg:height="2.159cm" svg:x="26.989cm" svg:y="9.001cm">
          <text:p text:style-name="P1"><text:span text:style-name="T1">Observer</text:span></text:p>
          <text:p text:style-name="P1"><text:span text:style-name="T1">Endpoint</text:span></text:p>
          <draw:enhanced-geometry svg:viewBox="0 0 21600 21600" draw:mirror-horizontal="false" draw:mirror-vertical="false" draw:glue-points="10800 0 0 10800 10800 21600 21600 10800" draw:text-areas="4350 0 17250 21600" draw:type="flowchart-preparation" draw:enhanced-path="M 4350 0 L 17250 0 21600 10800 17250 21600 4350 21600 0 10800 4350 0 Z N"/>
        </draw:custom-shape>
        <draw:custom-shape draw:style-name="gr3" draw:text-style-name="P1" draw:layer="layout" svg:width="2.54cm" svg:height="0.635cm" svg:x="24.449cm" svg:y="9.763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1" draw:layer="layout" svg:width="2.413cm" svg:height="0.635cm" svg:x="16.194cm" svg:y="9.763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3" draw:layer="layout" svg:width="1.905cm" svg:height="0.903cm" svg:x="16.259cm" svg:y="9.001cm">
          <draw:text-box>
            <text:p><text:span text:style-name="T2">send</text:span></text:p>
          </draw:text-box>
        </draw:frame>
        <draw:frame draw:style-name="gr5" draw:text-style-name="P3" draw:layer="layout" svg:width="2.921cm" svg:height="1.012cm" svg:x="24.322cm" svg:y="9.001cm">
          <draw:text-box>
            <text:p><text:span text:style-name="T2">receive</text:span></text:p>
          </draw:text-box>
        </draw:frame>
        <draw:custom-shape draw:style-name="gr6" draw:text-style-name="P4" draw:layer="layout" svg:width="5.842cm" svg:height="2.667cm" svg:x="18.606cm" svg:y="8.747cm">
          <text:p text:style-name="P1"><text:span text:style-name="T3">Half-Duplex</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2" draw:layer="layout" svg:width="4.699cm" svg:height="2.159cm" svg:x="11.541cm" svg:y="12.303cm">
          <text:p text:style-name="P1"><text:span text:style-name="T1">Observer</text:span></text:p>
          <text:p text:style-name="P1"><text:span text:style-name="T1">Endpoint</text:span></text:p>
          <draw:enhanced-geometry svg:viewBox="0 0 21600 21600" draw:mirror-horizontal="false" draw:mirror-vertical="false" draw:glue-points="10800 0 0 10800 10800 21600 21600 10800" draw:text-areas="4350 0 17250 21600" draw:type="flowchart-preparation" draw:enhanced-path="M 4350 0 L 17250 0 21600 10800 17250 21600 4350 21600 0 10800 4350 0 Z N"/>
        </draw:custom-shape>
        <draw:custom-shape draw:style-name="gr2" draw:text-style-name="P2" draw:layer="layout" svg:width="4.572cm" svg:height="2.159cm" svg:x="27.035cm" svg:y="12.303cm">
          <text:p text:style-name="P1"><text:span text:style-name="T1">Observable</text:span></text:p>
          <text:p text:style-name="P1"><text:span text:style-name="T1">Endpoint</text:span></text:p>
          <draw:enhanced-geometry svg:viewBox="0 0 21600 21600" draw:mirror-horizontal="false" draw:mirror-vertical="false" draw:glue-points="10800 0 0 10800 10800 21600 21600 10800" draw:text-areas="4350 0 17250 21600" draw:type="flowchart-preparation" draw:enhanced-path="M 4350 0 L 17250 0 21600 10800 17250 21600 4350 21600 0 10800 4350 0 Z N"/>
        </draw:custom-shape>
        <draw:custom-shape draw:style-name="gr3" draw:text-style-name="P1" draw:layer="layout" svg:width="2.54cm" svg:height="0.635cm" svg:x="24.495cm" svg:y="13.065cm">
          <text:p/>
          <draw:enhanced-geometry svg:viewBox="0 0 21600 21600" draw:mirror-horizontal="tru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1" draw:layer="layout" svg:width="2.413cm" svg:height="0.635cm" svg:x="16.23cm" svg:y="13.065cm">
          <text:p/>
          <draw:enhanced-geometry svg:viewBox="0 0 21600 21600" draw:mirror-horizontal="tru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3" draw:layer="layout" svg:width="1.905cm" svg:height="0.903cm" svg:x="25.13cm" svg:y="12.303cm">
          <draw:text-box>
            <text:p><text:span text:style-name="T2">send</text:span></text:p>
          </draw:text-box>
        </draw:frame>
        <draw:frame draw:style-name="gr5" draw:text-style-name="P3" draw:layer="layout" svg:width="2.921cm" svg:height="1.012cm" svg:x="16.113cm" svg:y="12.303cm">
          <draw:text-box>
            <text:p><text:span text:style-name="T2">receive</text:span></text:p>
          </draw:text-box>
        </draw:frame>
        <draw:custom-shape draw:style-name="gr6" draw:text-style-name="P4" draw:layer="layout" svg:width="5.842cm" svg:height="2.667cm" svg:x="18.652cm" svg:y="12.049cm">
          <text:p text:style-name="P1"><text:span text:style-name="T3">Half-Duplex</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 draw:text-style-name="P2" draw:layer="layout" svg:width="4.699cm" svg:height="2.159cm" svg:x="5.064cm" svg:y="16.875cm">
          <text:p text:style-name="P1"><text:span text:style-name="T1">Entity 1</text:span></text:p>
          <draw:enhanced-geometry svg:viewBox="0 0 21600 21600" draw:mirror-horizontal="false" draw:mirror-vertical="false" draw:glue-points="10800 0 0 10800 10800 21600 21600 10800" draw:text-areas="4350 0 17250 21600" draw:type="flowchart-preparation" draw:enhanced-path="M 4350 0 L 17250 0 21600 10800 17250 21600 4350 21600 0 10800 4350 0 Z N"/>
        </draw:custom-shape>
        <draw:custom-shape draw:style-name="gr7" draw:text-style-name="P2" draw:layer="layout" svg:width="4.699cm" svg:height="2.159cm" svg:x="33.131cm" svg:y="17.002cm">
          <text:p text:style-name="P1"><text:span text:style-name="T1">Entity 2</text:span></text:p>
          <draw:enhanced-geometry svg:viewBox="0 0 21600 21600" draw:mirror-horizontal="false" draw:mirror-vertical="false" draw:glue-points="10800 0 0 10800 10800 21600 21600 10800" draw:text-areas="4350 0 17250 21600" draw:type="flowchart-preparation" draw:enhanced-path="M 4350 0 L 17250 0 21600 10800 17250 21600 4350 21600 0 10800 4350 0 Z N"/>
        </draw:custom-shape>
        <draw:custom-shape draw:style-name="gr8" draw:text-style-name="P1" draw:layer="layout" svg:width="8.89cm" svg:height="0.762cm" svg:x="9.763cm" svg:y="17.63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8" draw:text-style-name="P1" draw:layer="layout" svg:width="8.763cm" svg:height="0.762cm" svg:x="24.495cm" svg:y="17.63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 draw:text-style-name="P1" draw:layer="layout" svg:width="1.27cm" svg:height="0.94cm" draw:transform="rotate (-3.14159265358979) translate (7.323cm 15.021cm)">
          <text:p/>
          <draw:enhanced-geometry svg:viewBox="0 0 21600 21600" draw:mirror-horizontal="false" draw:mirror-vertical="false"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0" draw:text-style-name="P1" draw:layer="layout" svg:width="0.481cm" svg:height="0.481cm" draw:transform="rotate (-3.14159265358979) translate (6.929cm 14.5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1.27cm" svg:height="0.94cm" draw:transform="rotate (-3.14159265358979) translate (8.874cm 15.021cm)">
          <text:p/>
          <draw:enhanced-geometry svg:viewBox="0 0 21600 21600" draw:mirror-horizontal="false" draw:mirror-vertical="false"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0" draw:text-style-name="P1" draw:layer="layout" svg:width="0.481cm" svg:height="0.481cm" draw:transform="rotate (-3.14159265358979) translate (8.48cm 14.5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 draw:text-style-name="P1" draw:layer="layout" svg:x1="6.715cm" svg:y1="16.875cm" svg:x2="6.715cm" svg:y2="15.097cm">
          <text:p/>
        </draw:line>
        <draw:line draw:style-name="gr11" draw:text-style-name="P1" draw:layer="layout" svg:x1="8.239cm" svg:y1="16.875cm" svg:x2="8.239cm" svg:y2="15.097cm">
          <text:p/>
        </draw:line>
        <draw:polyline draw:style-name="gr11" draw:text-style-name="P1" draw:layer="layout" svg:width="6.133cm" svg:height="3.634cm" draw:transform="rotate (-2.6778586713349) translate (12.2012770968268cm 11.337269091496cm)" svg:viewBox="0 0 6134 3635" draw:points="0,1476 4316,3635 6134,0">
          <text:p/>
        </draw:polyline>
        <draw:polyline draw:style-name="gr11" draw:text-style-name="P1" draw:layer="layout" svg:width="3.301cm" svg:height="0.761cm" draw:transform="rotate (-3.14159265358979) translate (11.541cm 14.081cm)" svg:viewBox="0 0 3302 762" draw:points="0,762 3302,762 3302,0">
          <text:p/>
        </draw:polyline>
        <draw:custom-shape draw:style-name="gr9" draw:text-style-name="P1" draw:layer="layout" svg:width="1.27cm" svg:height="0.94cm" draw:transform="rotate (-3.14159265358979) translate (35.263cm 15.275cm)">
          <text:p/>
          <draw:enhanced-geometry svg:viewBox="0 0 21600 21600" draw:mirror-horizontal="false" draw:mirror-vertical="false"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0" draw:text-style-name="P1" draw:layer="layout" svg:width="0.481cm" svg:height="0.481cm" draw:transform="rotate (-3.14159265358979) translate (34.869cm 14.8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1.27cm" svg:height="0.94cm" draw:transform="rotate (-3.14159265358979) translate (36.814cm 15.3cm)">
          <text:p/>
          <draw:enhanced-geometry svg:viewBox="0 0 21600 21600" draw:mirror-horizontal="false" draw:mirror-vertical="false"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0" draw:text-style-name="P1" draw:layer="layout" svg:width="0.481cm" svg:height="0.481cm" draw:transform="rotate (-3.14159265358979) translate (36.42cm 14.8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 draw:text-style-name="P1" draw:layer="layout" svg:x1="34.655cm" svg:y1="17.002cm" svg:x2="34.655cm" svg:y2="15.351cm">
          <text:p/>
        </draw:line>
        <draw:line draw:style-name="gr11" draw:text-style-name="P1" draw:layer="layout" svg:x1="36.179cm" svg:y1="17.002cm" svg:x2="36.179cm" svg:y2="15.351cm">
          <text:p/>
        </draw:line>
        <draw:polyline draw:style-name="gr11" draw:text-style-name="P1" draw:layer="layout" svg:width="3.047cm" svg:height="0.888cm" svg:x="31.607cm" svg:y="13.446cm" svg:viewBox="0 0 3048 889" draw:points="0,0 3048,0 3048,889">
          <text:p/>
        </draw:polyline>
        <draw:polyline draw:style-name="gr11" draw:text-style-name="P1" draw:layer="layout" svg:width="4.698cm" svg:height="4.19cm" svg:x="31.48cm" svg:y="10.144cm" svg:viewBox="0 0 4699 4191" draw:points="0,0 4699,0 4699,4191">
          <text:p/>
        </draw:polyline>
        <draw:custom-shape draw:style-name="gr12" draw:text-style-name="P4" draw:layer="layout" svg:width="5.842cm" svg:height="2.667cm" svg:x="18.653cm" svg:y="16.748cm">
          <text:p text:style-name="P1"><text:span text:style-name="T3">Full-Duplex</text:span></text:p>
          <text:p text:style-name="P1"><text:span text:style-name="T3">Communica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 draw:text-style-name="P6" draw:layer="layout" svg:width="2.286cm" svg:height="0.635cm" svg:x="23.479cm" svg:y="7.985cm">
          <text:p text:style-name="P5"><text:span text:style-name="T4">QoS</text:span><text:span text:style-name="T5"> policy</text:span></text:p>
          <draw:enhanced-geometry svg:viewBox="0 0 21600 21600" draw:mirror-horizontal="false" draw:mirror-vertical="false" draw:text-areas="800 800 20800 20800" draw:type="round-rectangular-callout" draw:modifiers="1095.58373414954 29071.69811320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 draw:text-style-name="P6" draw:layer="layout" svg:width="3.175cm" svg:height="0.635cm" svg:x="17.256cm" svg:y="7.985cm">
          <text:p text:style-name="P5"><text:span text:style-name="T4">Security</text:span><text:span text:style-name="T5"> policy</text:span></text:p>
          <draw:enhanced-geometry svg:viewBox="0 0 21600 21600" draw:text-areas="800 800 20800 20800" draw:type="round-rectangular-callout" draw:modifiers="23001.0075566751 30124.528301886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 draw:text-style-name="P6" draw:layer="layout" svg:width="3.175cm" svg:height="0.635cm" svg:x="17.256cm" svg:y="14.843cm">
          <text:p text:style-name="P5"><text:span text:style-name="T4">Security</text:span><text:span text:style-name="T5"> policy</text:span></text:p>
          <draw:enhanced-geometry svg:viewBox="0 0 21600 21600" draw:mirror-vertical="false" draw:mirror-horizontal="false" draw:text-areas="800 800 20800 20800" draw:type="round-rectangular-callout" draw:modifiers="20042.5692695214 -10392.45283018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 draw:text-style-name="P6" draw:layer="layout" svg:width="2.286cm" svg:height="0.635cm" svg:x="22.844cm" svg:y="14.843cm">
          <text:p text:style-name="P5"><text:span text:style-name="T4">QoS</text:span><text:span text:style-name="T5"> policy</text:span></text:p>
          <draw:enhanced-geometry svg:viewBox="0 0 21600 21600" draw:mirror-vertical="false" draw:mirror-horizontal="false" draw:text-areas="800 800 20800 20800" draw:type="round-rectangular-callout" draw:modifiers="2682.2912111937 -15656.603773584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7" draw:layer="layout" svg:width="5.969cm" svg:height="0.635cm" svg:x="14.462cm" svg:y="19.669cm">
          <text:p text:style-name="P1"><text:span text:style-name="T4">Security</text:span><text:span text:style-name="T5"> (ad-hoc side) policies</text:span></text:p>
          <draw:enhanced-geometry svg:viewBox="0 0 21600 21600" draw:text-areas="800 800 20800 20800" draw:type="round-rectangular-callout" draw:modifiers="20442.2110552764 -12803.77358490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7" draw:layer="layout" svg:width="5.207cm" svg:height="0.635cm" svg:x="21.828cm" svg:y="19.669cm">
          <text:p text:style-name="P1"><text:span text:style-name="T4">QoS</text:span><text:span text:style-name="T5"> (ad-hoc side) policies</text:span></text:p>
          <draw:enhanced-geometry svg:viewBox="0 0 21600 21600" draw:text-areas="800 800 20800 20800" draw:type="round-rectangular-callout" draw:modifiers="1775.11520737327 -13618.867924528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 draw:text-style-name="P8" draw:layer="layout" svg:width="30.607cm" svg:height="1.143cm" svg:x="5.872cm" svg:y="3.543cm">
          <text:p text:style-name="P1"><text:span text:style-name="T6">Full-Duplex communication as with Half-Duplex communications</text:span></text:p>
          <draw:enhanced-geometry svg:viewBox="0 0 21600 21600" draw:mirror-horizontal="false" draw:mirror-vertical="false"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 draw:text-style-name="P1" draw:layer="layout" svg:width="22.098cm" svg:height="7.239cm" svg:x="10.525cm" svg:y="25.638cm">
          <text:p/>
          <draw:enhanced-geometry svg:viewBox="0 0 21600 21600" draw:glue-points="10800 0 0 10800 10800 21600 21600 10800" draw:type="flowchart-process" draw:enhanced-path="M 0 0 L 21600 0 21600 21600 0 21600 0 0 Z N"/>
        </draw:custom-shape>
        <draw:custom-shape draw:style-name="gr2" draw:text-style-name="P2" draw:layer="layout" svg:width="4.699cm" svg:height="2.159cm" svg:x="11.495cm" svg:y="26.146cm">
          <text:p text:style-name="P1"><text:span text:style-name="T1">Observable</text:span></text:p>
          <text:p text:style-name="P1"><text:span text:style-name="T1">Endpoint</text:span></text:p>
          <draw:enhanced-geometry svg:viewBox="0 0 21600 21600" draw:mirror-horizontal="false" draw:mirror-vertical="false" draw:glue-points="10800 0 0 10800 10800 21600 21600 10800" draw:text-areas="4350 0 17250 21600" draw:type="flowchart-preparation" draw:enhanced-path="M 4350 0 L 17250 0 21600 10800 17250 21600 4350 21600 0 10800 4350 0 Z N"/>
        </draw:custom-shape>
        <draw:custom-shape draw:style-name="gr2" draw:text-style-name="P2" draw:layer="layout" svg:width="4.491cm" svg:height="2.159cm" svg:x="26.989cm" svg:y="26.146cm">
          <text:p text:style-name="P1"><text:span text:style-name="T1">Observer</text:span></text:p>
          <text:p text:style-name="P1"><text:span text:style-name="T1">Endpoint</text:span></text:p>
          <draw:enhanced-geometry svg:viewBox="0 0 21600 21600" draw:mirror-horizontal="false" draw:mirror-vertical="false" draw:glue-points="10800 0 0 10800 10800 21600 21600 10800" draw:text-areas="4350 0 17250 21600" draw:type="flowchart-preparation" draw:enhanced-path="M 4350 0 L 17250 0 21600 10800 17250 21600 4350 21600 0 10800 4350 0 Z N"/>
        </draw:custom-shape>
        <draw:custom-shape draw:style-name="gr3" draw:text-style-name="P1" draw:layer="layout" svg:width="3.515cm" svg:height="0.635cm" draw:transform="rotate (0.785398163397448) translate (24.241cm 29.593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1" draw:layer="layout" svg:width="3.626cm" svg:height="0.635cm" draw:transform="rotate (-0.785398163397449) translate (16.201cm 27.45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3" draw:layer="layout" svg:width="1.905cm" svg:height="0.903cm" svg:x="17.129cm" svg:y="28.164cm">
          <draw:text-box>
            <text:p><text:span text:style-name="T2">send</text:span></text:p>
          </draw:text-box>
        </draw:frame>
        <draw:frame draw:style-name="gr5" draw:text-style-name="P3" draw:layer="layout" svg:width="2.921cm" svg:height="1.012cm" svg:x="22.844cm" svg:y="27.928cm">
          <draw:text-box>
            <text:p><text:span text:style-name="T2">receive</text:span></text:p>
          </draw:text-box>
        </draw:frame>
        <draw:custom-shape draw:style-name="gr2" draw:text-style-name="P2" draw:layer="layout" svg:width="4.699cm" svg:height="2.159cm" svg:x="11.541cm" svg:y="29.448cm">
          <text:p text:style-name="P1"><text:span text:style-name="T1">Observer</text:span></text:p>
          <text:p text:style-name="P1"><text:span text:style-name="T1">Endpoint</text:span></text:p>
          <draw:enhanced-geometry svg:viewBox="0 0 21600 21600" draw:mirror-horizontal="false" draw:mirror-vertical="false" draw:glue-points="10800 0 0 10800 10800 21600 21600 10800" draw:text-areas="4350 0 17250 21600" draw:type="flowchart-preparation" draw:enhanced-path="M 4350 0 L 17250 0 21600 10800 17250 21600 4350 21600 0 10800 4350 0 Z N"/>
        </draw:custom-shape>
        <draw:custom-shape draw:style-name="gr2" draw:text-style-name="P2" draw:layer="layout" svg:width="4.572cm" svg:height="2.159cm" svg:x="27.035cm" svg:y="29.448cm">
          <text:p text:style-name="P1"><text:span text:style-name="T1">Observable</text:span></text:p>
          <text:p text:style-name="P1"><text:span text:style-name="T1">Endpoint</text:span></text:p>
          <draw:enhanced-geometry svg:viewBox="0 0 21600 21600" draw:mirror-horizontal="false" draw:mirror-vertical="false" draw:glue-points="10800 0 0 10800 10800 21600 21600 10800" draw:text-areas="4350 0 17250 21600" draw:type="flowchart-preparation" draw:enhanced-path="M 4350 0 L 17250 0 21600 10800 17250 21600 4350 21600 0 10800 4350 0 Z N"/>
        </draw:custom-shape>
        <draw:custom-shape draw:style-name="gr3" draw:text-style-name="P1" draw:layer="layout" svg:width="2.54cm" svg:height="0.635cm" svg:x="24.495cm" svg:y="30.21cm">
          <text:p/>
          <draw:enhanced-geometry svg:viewBox="0 0 21600 21600" draw:mirror-horizontal="tru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1" draw:layer="layout" svg:width="2.413cm" svg:height="0.635cm" svg:x="16.23cm" svg:y="30.21cm">
          <text:p/>
          <draw:enhanced-geometry svg:viewBox="0 0 21600 21600" draw:mirror-horizontal="tru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3" draw:layer="layout" svg:width="1.905cm" svg:height="0.903cm" svg:x="25.13cm" svg:y="29.448cm">
          <draw:text-box>
            <text:p><text:span text:style-name="T2">send</text:span></text:p>
          </draw:text-box>
        </draw:frame>
        <draw:frame draw:style-name="gr5" draw:text-style-name="P3" draw:layer="layout" svg:width="2.921cm" svg:height="1.012cm" svg:x="16.113cm" svg:y="30.595cm">
          <draw:text-box>
            <text:p><text:span text:style-name="T2">receive</text:span></text:p>
          </draw:text-box>
        </draw:frame>
        <draw:custom-shape draw:style-name="gr6" draw:text-style-name="P4" draw:layer="layout" svg:width="5.842cm" svg:height="2.667cm" svg:x="18.652cm" svg:y="29.194cm">
          <text:p text:style-name="P1"><text:span text:style-name="T3">Full-Duplex</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 draw:text-style-name="P2" draw:layer="layout" svg:width="4.699cm" svg:height="2.159cm" svg:x="5.064cm" svg:y="34.02cm">
          <text:p text:style-name="P1"><text:span text:style-name="T1">Entity 1</text:span></text:p>
          <draw:enhanced-geometry svg:viewBox="0 0 21600 21600" draw:mirror-horizontal="false" draw:mirror-vertical="false" draw:glue-points="10800 0 0 10800 10800 21600 21600 10800" draw:text-areas="4350 0 17250 21600" draw:type="flowchart-preparation" draw:enhanced-path="M 4350 0 L 17250 0 21600 10800 17250 21600 4350 21600 0 10800 4350 0 Z N"/>
        </draw:custom-shape>
        <draw:custom-shape draw:style-name="gr7" draw:text-style-name="P2" draw:layer="layout" svg:width="4.699cm" svg:height="2.159cm" svg:x="33.131cm" svg:y="34.147cm">
          <text:p text:style-name="P1"><text:span text:style-name="T1">Entity 2</text:span></text:p>
          <draw:enhanced-geometry svg:viewBox="0 0 21600 21600" draw:mirror-horizontal="false" draw:mirror-vertical="false" draw:glue-points="10800 0 0 10800 10800 21600 21600 10800" draw:text-areas="4350 0 17250 21600" draw:type="flowchart-preparation" draw:enhanced-path="M 4350 0 L 17250 0 21600 10800 17250 21600 4350 21600 0 10800 4350 0 Z N"/>
        </draw:custom-shape>
        <draw:custom-shape draw:style-name="gr8" draw:text-style-name="P1" draw:layer="layout" svg:width="8.89cm" svg:height="0.762cm" svg:x="9.763cm" svg:y="34.78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8" draw:text-style-name="P1" draw:layer="layout" svg:width="8.763cm" svg:height="0.762cm" svg:x="24.495cm" svg:y="34.78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 draw:text-style-name="P1" draw:layer="layout" svg:width="1.27cm" svg:height="0.94cm" draw:transform="rotate (-3.14159265358979) translate (7.323cm 32.166cm)">
          <text:p/>
          <draw:enhanced-geometry svg:viewBox="0 0 21600 21600" draw:mirror-horizontal="false" draw:mirror-vertical="false"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0" draw:text-style-name="P1" draw:layer="layout" svg:width="0.481cm" svg:height="0.481cm" draw:transform="rotate (-3.14159265358979) translate (6.929cm 31.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1.27cm" svg:height="0.94cm" draw:transform="rotate (-3.14159265358979) translate (8.874cm 32.166cm)">
          <text:p/>
          <draw:enhanced-geometry svg:viewBox="0 0 21600 21600" draw:mirror-horizontal="false" draw:mirror-vertical="false"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0" draw:text-style-name="P1" draw:layer="layout" svg:width="0.481cm" svg:height="0.481cm" draw:transform="rotate (-3.14159265358979) translate (8.48cm 31.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 draw:text-style-name="P1" draw:layer="layout" svg:x1="6.715cm" svg:y1="34.02cm" svg:x2="6.715cm" svg:y2="32.242cm">
          <text:p/>
        </draw:line>
        <draw:line draw:style-name="gr11" draw:text-style-name="P1" draw:layer="layout" svg:x1="8.239cm" svg:y1="34.02cm" svg:x2="8.239cm" svg:y2="32.242cm">
          <text:p/>
        </draw:line>
        <draw:polyline draw:style-name="gr11" draw:text-style-name="P1" draw:layer="layout" svg:width="6.133cm" svg:height="3.634cm" draw:transform="rotate (-2.6778586713349) translate (12.2012770968268cm 28.482269091496cm)" svg:viewBox="0 0 6134 3635" draw:points="0,1476 4316,3635 6134,0">
          <text:p/>
        </draw:polyline>
        <draw:polyline draw:style-name="gr11" draw:text-style-name="P1" draw:layer="layout" svg:width="3.301cm" svg:height="0.761cm" draw:transform="rotate (-3.14159265358979) translate (11.541cm 31.226cm)" svg:viewBox="0 0 3302 762" draw:points="0,762 3302,762 3302,0">
          <text:p/>
        </draw:polyline>
        <draw:custom-shape draw:style-name="gr9" draw:text-style-name="P1" draw:layer="layout" svg:width="1.27cm" svg:height="0.94cm" draw:transform="rotate (-3.14159265358979) translate (35.263cm 32.42cm)">
          <text:p/>
          <draw:enhanced-geometry svg:viewBox="0 0 21600 21600" draw:mirror-horizontal="false" draw:mirror-vertical="false"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0" draw:text-style-name="P1" draw:layer="layout" svg:width="0.481cm" svg:height="0.481cm" draw:transform="rotate (-3.14159265358979) translate (34.869cm 31.9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1.27cm" svg:height="0.94cm" draw:transform="rotate (-3.14159265358979) translate (36.814cm 32.445cm)">
          <text:p/>
          <draw:enhanced-geometry svg:viewBox="0 0 21600 21600" draw:mirror-horizontal="false" draw:mirror-vertical="false"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0" draw:text-style-name="P1" draw:layer="layout" svg:width="0.481cm" svg:height="0.481cm" draw:transform="rotate (-3.14159265358979) translate (36.42cm 31.9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 draw:text-style-name="P1" draw:layer="layout" svg:x1="34.655cm" svg:y1="34.147cm" svg:x2="34.655cm" svg:y2="32.496cm">
          <text:p/>
        </draw:line>
        <draw:line draw:style-name="gr11" draw:text-style-name="P1" draw:layer="layout" svg:x1="36.179cm" svg:y1="34.147cm" svg:x2="36.179cm" svg:y2="32.496cm">
          <text:p/>
        </draw:line>
        <draw:polyline draw:style-name="gr11" draw:text-style-name="P1" draw:layer="layout" svg:width="3.047cm" svg:height="0.888cm" svg:x="31.607cm" svg:y="30.591cm" svg:viewBox="0 0 3048 889" draw:points="0,0 3048,0 3048,889">
          <text:p/>
        </draw:polyline>
        <draw:polyline draw:style-name="gr11" draw:text-style-name="P1" draw:layer="layout" svg:width="4.698cm" svg:height="4.19cm" svg:x="31.48cm" svg:y="27.289cm" svg:viewBox="0 0 4699 4191" draw:points="0,0 4699,0 4699,4191">
          <text:p/>
        </draw:polyline>
        <draw:custom-shape draw:style-name="gr12" draw:text-style-name="P4" draw:layer="layout" svg:width="5.842cm" svg:height="2.667cm" svg:x="18.653cm" svg:y="33.893cm">
          <text:p text:style-name="P1"><text:span text:style-name="T3">Full-Duplex</text:span></text:p>
          <text:p text:style-name="P1"><text:span text:style-name="T3">Communica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 draw:text-style-name="P6" draw:layer="layout" svg:width="3.175cm" svg:height="0.635cm" svg:x="17.256cm" svg:y="31.988cm">
          <text:p text:style-name="P5"><text:span text:style-name="T4">Security</text:span><text:span text:style-name="T5"> policy</text:span></text:p>
          <draw:enhanced-geometry svg:viewBox="0 0 21600 21600" draw:mirror-vertical="false" draw:mirror-horizontal="false" draw:text-areas="800 800 20800 20800" draw:type="round-rectangular-callout" draw:modifiers="20042.5692695214 -10392.45283018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 draw:text-style-name="P6" draw:layer="layout" svg:width="2.286cm" svg:height="0.635cm" svg:x="22.844cm" svg:y="31.988cm">
          <text:p text:style-name="P5"><text:span text:style-name="T4">QoS</text:span><text:span text:style-name="T5"> policy</text:span></text:p>
          <draw:enhanced-geometry svg:viewBox="0 0 21600 21600" draw:mirror-vertical="false" draw:mirror-horizontal="false" draw:text-areas="800 800 20800 20800" draw:type="round-rectangular-callout" draw:modifiers="2682.2912111937 -15656.603773584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7" draw:layer="layout" svg:width="3.429cm" svg:height="0.635cm" svg:x="17.002cm" svg:y="36.814cm">
          <text:p text:style-name="P1"><text:span text:style-name="T4">Security</text:span><text:span text:style-name="T5"> policy</text:span></text:p>
          <draw:enhanced-geometry svg:viewBox="0 0 21600 21600" draw:text-areas="800 800 20800 20800" draw:type="round-rectangular-callout" draw:modifiers="19584.8396501458 -12803.77358490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7" draw:layer="layout" svg:width="3.048cm" svg:height="0.635cm" svg:x="21.828cm" svg:y="36.814cm">
          <text:p text:style-name="P1"><text:span text:style-name="T4">QoS</text:span><text:span text:style-name="T5"> policy</text:span></text:p>
          <draw:enhanced-geometry svg:viewBox="0 0 21600 21600" draw:text-areas="800 800 20800 20800" draw:type="round-rectangular-callout" draw:modifiers="3017.90751065923 -13584.905660377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 draw:text-style-name="P8" draw:layer="layout" svg:width="21.817cm" svg:height="1.143cm" svg:x="5.853cm" svg:y="23.479cm">
          <text:p text:style-name="P1"><text:span text:style-name="T6">Full-Duplex communication with one channel</text:span></text:p>
          <draw:enhanced-geometry svg:viewBox="0 0 21600 21600" draw:mirror-horizontal="false" draw:mirror-vertical="false"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unifont"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2.012cm" fo:page-height="59.41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12-03T13:21:11</meta:creation-date>
    <dc:date>2012-12-03T13:21:42</dc:date>
    <meta:editing-duration>P0D</meta:editing-duration>
    <meta:editing-cycles>1</meta:editing-cycles>
    <meta:document-statistic meta:object-count="83"/>
    <meta:generator>LibreOffice/3.6$Linux_X86_64 LibreOffice_project/360m1$Build-2</meta:generator>
  </office:meta>
</office:document-meta>
</file>